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1">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office:automatic-styles>
  <office:body>
    <office:text>
      <text:p text:style-name="Title">The Elevation of Unknown Things</text:p>
      <text:p text:style-name="Author">Madison Scott-Clary</text:p>
      <text:p text:style-name="P1">Job puts forward a note of interrogation; God answers with a note of exclamation. Instead of proving to Job that it is an explicable world, He insists that it is a much stranger world than Job ever thought it was.</text:p>
      <text:p text:style-name="P1">(Chesterton 1929)</text:p>
      <text:p text:style-name="First_20_paragraph">All stories are perforce interpolations within real events, or at least the initial imaginings of fictional events. The story is not written as the events happen. All stories, all conversations. They all occur at least at one layer of remove and at least a fraction of a second too late.</text:p>
      <text:p text:style-name="Text_20_body">Stories are as bound to time as we are, and all we can do is steal back a little bit of memory through however many words. All we can do with these memories pinned in place is regard them from a second level of distance and make guesses. Guesses as to meaning, guesses as to content, guesses as to the context in which those memories might have led to their origin.</text:p>
      <text:p text:style-name="Text_20_body">At a guess, there is no book in the Bible buried deeper under layers of guesses than Job.<text:note text:id="ftn0" text:note-class="footnote"><text:note-citation>1</text:note-citation><text:note-body><text:p text:style-name="Footnote">Revelation might take the cake within Christianity, but is unimportant to this discussion. There is much that falls out of its existence that I care very much about, of course. I care about the way it is used, and while I will be discussing the way that Job is used, I also care about the text, which is not something I can say about Revelation.</text:p></text:note-body></text:note></text:p>
      <text:p text:style-name="Text_20_body">Perhaps it is the dire nature by which both approach the world. Job takes a look at the world, heaves a weary sigh, and says, “I suppose this is it. This is the lot we have been given in life.” While Revelation looks at the world and growls deep in its throat, a sound coming from the belly, and says, “This must not be it. This cannot be the way in which the world works.”<text:note text:id="ftn1" text:note-class="footnote"><text:note-citation>2</text:note-citation><text:note-body><text:p text:style-name="Footnote">A simplification, of course, but perhaps a good starting point.</text:p></text:note-body></text:note></text:p>
      <text:p text:style-name="Text_20_body">Or perhaps it is the way in which they view death. While Job looks on death almost fondly,<text:note text:id="ftn2" text:note-class="footnote"><text:note-citation>3</text:note-citation><text:note-body><text:p text:style-name="Footnote">And while I am (quite obviously) not yet fond of death, I can appreciate the fact that one has at least known it.</text:p></text:note-body></text:note> Revelation reiterates the Christian sentiment that death has been defeated in the context of apocalypse.<text:note text:id="ftn3" text:note-class="footnote"><text:note-citation>4</text:note-citation><text:note-body><text:p text:style-name="Footnote">That is, ‘a revealing, a pulling back of the curtain’.</text:p></text:note-body></text:note> The world that was is no more, and as there is everlasting life beyond it, it is worth considering only in that context and otherwise only worth discarding.</text:p>
      <text:p text:style-name="Text_20_body">Additionally, while Jews doubtless have a dim opinion of Revelation, given its relative irrelevance in their lives, Job has been the subject of both rabbinical teaching and Christian exegesis for centuries now. This may be where it outstrips Revelation in its importa and interest.</text:p>
      <text:p text:style-name="Text_20_body">And what interest! As Alter says, “The Book of Job is in several ways the most mysterious book of the Hebrew Bible.”<text:note text:id="ftn4" text:note-class="footnote"><text:note-citation>5</text:note-citation><text:note-body><text:p text:style-name="Footnote">I should note that I am not a Jew. I write this from the context of a Quaker who was raised an atheist living within the Protestant/Evangelical bubble that is much of America.</text:p></text:note-body></text:note> (Alter 2019, 457) He then proceeds to discuss the book for eight pages before even getting to the translation (which, while not uncommon among the books in his translation, still stands out as rather a lot of introduction). The editors of the New Oxford Annotated Bible (NOAB) agree on this, saying, “Among the books of the Bible, Job is highly unusual, and, unsurprisingly, its force has often been misunderstood or evaded.” (Coogan 2018, 735) This relative inaccessibility, opaqueness of prose (should one choose to ignore the poetic nature of the central work), and the mixed dates of composition have doubtless played their role in it.</text:p>
      <text:p text:style-name="Text_20_body">Chief among those for our purpose is the mixed dates of composition. There appear to be four pieces involved in the book: the framing device, which is perhaps the oldest; the discourse between Job and his friends; the later addition of the Hymn to Wisdom, an interruption from Job in chapter 28; and the addition of the character of Elihu, written perhaps most recently.</text:p>
      <text:p text:style-name="Text_20_body">In the Hebrew Bible, it is set in the ‘<text:span text:style-name="T1">Ketuvim</text:span>’ (writings, the ‘kh’ in <text:span text:style-name="T1">Tanakh</text:span>) between Proverbs and The Song of Songs. In the Christian bible, it is set at the beginning of the poetic books, between the prophets and Psalms.</text:p>
      <text:p text:style-name="Text_20_body">In both cases, it is classified within the genre of wisdom literature. That is, its topic is one of scholarly, daily, or religious wisdom, something closer to education, rather than of origin stories (as is the case with many of the books of the Torah along with the Gospels and Acts of the Apostles) or prophecy (as is the case with <text:span text:style-name="T1">Nevi’im</text:span> and Revelation). This sets it among Ecclesiastes,<text:note text:id="ftn5" text:note-class="footnote"><text:note-citation>6</text:note-citation><text:note-body><text:p text:style-name="Footnote">If Job is worth an essay, Ecclesiastes is worth a book. I do not yet have that in me.</text:p></text:note-body></text:note> The Song of Songs, Proverbs, and so on.</text:p>
      <text:p text:style-name="Text_20_body">Perhaps unique among wisdom literature, however, it seems to have one core thesis. Ecclesiastes has the core theses of a life well lived, self-created meaning, and wisdom, while Psalms, Proverbs, Wisdom, and Sirach are largely compilations of vast forms of wisdom.</text:p>
      <text:p text:style-name="Text_20_body">The canonicity of Job is not in dispute. The character of Job <text:span text:style-name="T1">is</text:span> mentioned in other books of the Hebrew Bible (and thus the Septuagint, the foundation of the Christian Old Testament). Ezekiel lists him along with Noah and Daniel as one of the three exemplary, righteous men, leading to the conclusion that he must have, at the very least, existed as a folkloric figure prior to the authorship of the Book of Ezekiel.<text:note text:id="ftn6" text:note-class="footnote"><text:note-citation>7</text:note-citation><text:note-body><text:p text:style-name="Footnote">In fact, the Talmud suggests that “Moses wrote his own book, i.e., the Torah, and the portion of Balaam in the Torah, and the book of Job.” (Bava Barta 14b, <text:span text:style-name="T1">etc.</text:span>) That it also suggests that Job was among those who returned from the Babylonian exile and that was not real and that it is all an allegory does little to shed light on the matter.</text:p></text:note-body></text:note> It’s old. It’s old and it’s complex and it’s storied.</text:p>
      <text:p text:style-name="Text_20_body">And yet it remains, does it not? It remains and is its own testament to its power, as NOAB has it, its mystery, as Alter has it.</text:p>
      <text:p text:style-name="Text_20_body">It remains.</text:p>
      <text:h text:style-name="Heading_20_1" text:outline-level="1"><text:bookmark-start text:name="framing-devices"/>Framing Devices<text:bookmark-end text:name="framing-devices"/></text:h>
      <text:p text:style-name="First_20_paragraph">The framing device of Job is as follows:</text:p>
      <text:p text:style-name="Text_20_body">Job is a prosperous and pious man living in the merry old land of <text:span text:style-name="T1">Uz</text:span>. He is wealthy in livestock and in family, with his 7,000 sheep, his 3,000 camels, his cattle and she-asses, his slaves and his ten children. His seven sons love and respect each other, and he loves them all in turn (though he does seem a tad suspicious of their piety, making sacrifices in their names on their appointed days).</text:p>
      <text:p text:style-name="Text_20_body">God, holding court with the sons of God, greets the Adversary<text:note text:id="ftn7" text:note-class="footnote"><text:note-citation>8</text:note-citation><text:note-body><text:p text:style-name="Footnote">This is the translation of the phrase in Hebrew, <text:span text:style-name="T1">ha-satan</text:span>. Alter notes that it wasn’t until much more recently that this was refigured as specifically Satan: “The word <text:span text:style-name="T1">satan</text:span> is a person, thing, or set of circumstances that constitutes an obstacle or frustrates one’s purposes.” (Alter 2019, 466) The Jewish Publication Society concurs. (Job 1:6, JPS) It is job title more than it is identity. In fact, the transition from the Adversary to Satan himself is fraught. The specifically academic New Oxford Annotated Bible (NOAB) retains the New Revised Standard Version translation as Satan <text:span text:style-name="T1">qua</text:span> Satan, but acknowledges in translation footnotes each time the term <text:span text:style-name="T1">ha-satan</text:span> shows up that this is “Or <text:span text:style-name="T1">the Accuser;</text:span> Heb. <text:span text:style-name="T1">ha-satan</text:span>”. (Coogan 2018, 736)</text:p></text:note-body></text:note> and asks where they have been. They respond that they have been roaming the Earth, to which God replies, “Have you paid heed to My servant Job, for there is none like him on earth, a blameless and upright man, who fears God and shuns evil?” (Job 1:8, Alter)</text:p>
      <text:p text:style-name="Text_20_body">And here is where we first run into trouble, for now is when the Adversary, the Accuser, shoots back, “Does Job fear God for nothing? Have You not hedged him about and his household and all that he has all around? The work of his hands You have blessed, and his flocks have spread over the land. And yet, reach out Your hand, pray, and strike all he has. Will he not curse You to Your face?”</text:p>
      <text:p text:style-name="Text_20_body">And God does it. He does it! He gives Job up to the Adversary, and of course, all that Job has, all that he’s gained and all of his offspring, are destroyed. Cattle and she-asses? Felled by the Sabeans. Camels? Stolen by the Chaldaeans. Sheep? Burnt up by none other than the fire of God Himself. His men are dead. His sons and daughters are dead, crushed beneath the walls of a house torn by a sudden wind.</text:p>
      <text:p text:style-name="Text_20_body">Job, pious as he is, does not curse God. He tears his clothes, bows down, and blesses Him.</text:p>
      <text:p text:style-name="Text_20_body">Once more, God says to the Adversary that there is none more pious than Job, and once more the Adversary jeers, “Skin for skin! A man will give all he has for his own life. Yet, reach out, pray, Your hand and strike his bone and his flesh. Will he not curse You to Your face?” (Job 2:5, Alter)</text:p>
      <text:p text:style-name="Text_20_body">Yet again, God gives Job up to the Adversary — “Only preserve his life” — who strikes Job with a rash from head to toe, leaving him to sit among the ashes and scrape at his flesh.</text:p>
      <text:p text:style-name="Text_20_body">His friends, Eliphaz, Bildad, and Zophar commiserate with him, sitting silent with him for seven days and nights. Even Job’s wife seems to sigh: “Do you still cling to your innocence? Curse God and die.”<text:note text:id="ftn8" text:note-class="footnote"><text:note-citation>9</text:note-citation><text:note-body><text:p text:style-name="Footnote">There is a difference in interpretation, here. On the one hand, Alter suggests that Job’s wife is being sardonic here, saying, “Job’s wife assumes either that cursing God will immediately lead to Job’s death, which might be just as well, or that, given his ghastly state, he will soon die anyway” (Alter 2019, 469). Might as well curse anyway, eh?</text:p><text:p text:style-name="Footnote">The editors of the NOAB take a more sympathetic view of the exchange. Job’s wife is seen as far more sympathetic: “The outcome of all Job’s piety has been to rob his wife of her ten children, her social standing, and her livelihood.” (Coogan 2018, 737) Curse God, then. Who else could be responsible? How can you continue to praise after our ten (admittedly unnamed) children have died?</text:p></text:note-body></text:note> (Job 2:9, Alter)</text:p>
      <text:p text:style-name="Text_20_body">And now we skip all the way to the last chapter of the book for the conclusion of the framing device. God commands that Job’s friends offer up sacrifices on his behalf, and when they do, all of Job’s wealth is restored twice over. 14,000 sheep, 6,000 camels and so on, down to seven more sons and three more daughters (which he gives the delightful names Dove, Cinnamon, and Horn of Eyeshade). Job lives another hundred and forty years, long enough to see four generations of offspring, until he dies “aged and sated in years.” (Job 42:17, Alter)</text:p>
      <text:p text:style-name="Text_20_body">Of all of the book of Job, it is this framing device which seems to cause the most controversy. Even the Apocrypals podcast, whose tagline is “Where two non-believers read the bible and try not to be jerks about it”, drops the ‘and try not to be jerks about it’ for this episode, host Chris Sims explaining, “Unfortunately, this week we are reading the book of Job.” (Cereno and Sims 2022)</text:p>
      <text:p text:style-name="Text_20_body">Sims’s argument boils down to the fact that this framing device leads to Job being a narrative, moral, and commercial failure: a narrative failure for not resolving any of its plot points, a moral failure because it fails to explain why bad things happen to good people, and a commercial failure because “it is the most cogent argument against religion that I have ever heard.”</text:p>
      <text:p text:style-name="Text_20_body">It’s a compelling argument, too. He goes on to explain that it is almost the inverse of Pascal’s wager, in that it “presents a world where it is impossible to distinguish between God’s wrath and God’s indifference.” Whereas Pascal would have it that there is no downside to believing in God as there is the possibility of infinite salvation if you do and you’re right and infinite damnation if you don’t and you’re wrong. Here, we are presented with the fact that, whether or not you believe in God, you’re equally liable to suffer.</text:p>
      <text:p text:style-name="Text_20_body">This, it should be noted, is an argument presented from a contemporary Christian perspective (Sims mentions earlier in the episode that reading the Book of Job is one of the reasons he is no longer a Christian,<text:note text:id="ftn9" text:note-class="footnote"><text:note-citation>10</text:note-citation><text:note-body><text:p text:style-name="Footnote">Indeed, the hosts of the podcast The Bible for Normal People (tagline: The Only God-Ordained Podcast on the Internet — what is it with podcasts and their taglines?), list the difficulty and, yes, perhaps moral failure of the Book of Job has led to a sizeable portion of the genre of apologetics within contemporary biblically literalist Christian traditions, saying, “[…] that’s why you need a really hefty apologetics industry to keep [biblical literalism] intact”. (Enns and Byas 2022)</text:p></text:note-body></text:note> but he still speaks from the perspective of an ex-Christian). The interpretations of the same text a hundred years ago, a thousand years ago, twenty-four hundred years ago were all different. For instance, Cereno explains that the historical context of the book, written between the sixth and fourth century BCE, does not include the same context of the afterlife. The pre-biblical Jewish audience of Job when it was first penned would have had the concept of <text:span text:style-name="T1">Sheol</text:span> — that place of of stillness and darkness where both the righteous and unrighteous wind up — rather than than the contemporary understanding of an afterlife. This was written before the concept of the messiah, before heaven and hell and life after death.</text:p>
      <text:p text:style-name="First_20_paragraph">In this context, Job’s life being torn to shreds means that his brief time here on Earth, the only time he has with nothing after it, is one that divides ones life into finite fractions, into a before, a during, and an after. Job is struck for, what, two weeks? We may only guess, as the Adversary’s second visit to the sons of God and the Lord. And yet those are two weeks out of a finite number of years.<text:note text:id="ftn10" text:note-class="footnote"><text:note-citation>11</text:note-citation><text:note-body><text:p text:style-name="Footnote">A fantastic spot for the word ‘intercalary’, those days that fit between the years which do not fall within the calendar.</text:p><text:p text:style-name="P2">A year starts not on January first.<text:line-break/>The days may hunder but the seasons speak<text:line-break/>of time’s long march, of fast time, slow time. Thirst<text:line-break/>for “start” and “end” neglects the limen sleek.<text:line-break/>So, why do some unsubtle sciences<text:line-break/>forget about the in-betweens? Those pure<text:line-break/>uncolored dreams made mere contrivances;<text:line-break/>“between the years” now simply: “year, then year”.</text:p>
<text:p text:style-name="P2">(Scott-Clary 2020, 3)</text:p><text:p text:style-name="Footnote">Our lives as a whole — indeed, as a spiral — might yet have use for interstitial, intercalary days, intercalary time. An intriguing thought, is it not?</text:p></text:note-body></text:note></text:p>
      <text:p text:style-name="Text_20_body">Job having a new family (some of them even have names!) and twice the wealth before does not replace the life that he had before, does not make up for lost children, but it does at least bring some joy for those next century and a half.</text:p>
      <text:p text:style-name="Text_20_body">This centers God’s response as the sticking point. He spends four chapters responding to Job the conversations that have taken place between him and his friends. While these conversations make up the majority of the book,<text:note text:id="ftn11" text:note-class="footnote"><text:note-citation>12</text:note-citation><text:note-body><text:p text:style-name="Footnote">Which will no doubt take up the majority of this essay.</text:p></text:note-body></text:note> His response solely in the context of this framing device (which, we must remember, is an older folktale which has been re-cast as a framing device for the rest of the book) gives us a particular flavor of ‘God works in mysterious ways’ with more nuance than one commonly finds when that phrase is employed.</text:p>
      <text:p text:style-name="Text_20_body">God appears to Job and his friends and expounds on the fact that none of them do — nor indeed can — possibly understand the ways in which he works. They’re not just mysterious, they’re vast and incomprehensible. This makes the most sense in a panentheistic view. If He is outside time, then, from our point of view, those ways stretch both forwards and back. If they envelop and pervade all things tangible and intangible, then they are beyond even our causal domain.</text:p>
      <text:p text:style-name="Text_20_body">Even in a grounded, Jahwist, immediate and physical view of God (He is, after all, there in the form of a whirlwind), his entrance comes off as bizarre and unnerving. He passes through the physical plane as the Sphere does through the Square’s planar existence. Even in so physical a form, He proves His very incomprehensibility.</text:p>
      <text:p text:style-name="Text_20_body">And if He does not exist? The folktale and the book as a whole do not depend on the existence of God in their interpretation. They still work to repudiate the idea that, if bad things happen to you, it is because you’re a bad person.</text:p>
      <text:p text:style-name="Text_20_body">These interpretations are doing a lot of heavy lifting, however. They accept at face value Job’s capitulation in chapter 40, where, after being thoroughly excoriated by no less than God Himself, he says, “Look, I am worthless. What can I say back to You?” (Job 40:4, Alter) and “I have spoken once, and I will not answer; twice, but will proceed no further.” (Job 40:5, NRSV)<text:note text:id="ftn12" text:note-class="footnote"><text:note-citation>13</text:note-citation><text:note-body><text:p text:style-name="Footnote">Alter has, “My hand I put over my mouth. Once have I spoken and I will not answer, twice, and will not go on.” This captures the poetic nature of the rest of the book in a delightfully austere way, but the NRSV provides a simpler, if less poetic version, included for the sake of clarity on this point in particular.</text:p></text:note-body></text:note></text:p>
      <text:p text:style-name="Text_20_body">Who can blame Job? God is quite frankly terrifying. No matter how strongly I might call God to account, I strongly suspect that I, too, would fall flat on my face and do what I could to have so terrible a gaze move away from me.</text:p>
      <text:p text:style-name="Text_20_body">But one must wonder just how much longer that desire to call God to account must have lingered in Job’s heart afterwards. He lived another 140 years; did he forget his ten children? Did he forget those thousands of heads of livestock? For doubtless he had favorites! Did he still think of his great abundance of slaves? Did he think of these late at night even though he had ten new children, new favorite sheep, a new abundance of slaves? He must have. For our sakes, he must have.</text:p>
      <text:p text:style-name="Text_20_body">And yet, that’s the thing. So many of these arguments for and against the validity and importance of this book center God. It is the bible, of course, and that is often what one must do in a sacred text.</text:p>
      <text:p text:style-name="Text_20_body">Our Job, though, our poor, ruined man, has he changed? Has he grown into something new? Has he integrated who he was during those weeks or months of grief with who he was before that? Has he built for himself a new identity? Has he become braver? More fearful?</text:p>
      <text:p text:style-name="Text_20_body">There is a saying that, with near-death experiences, there are two likely outcomes. One is that you become a braver, more vivacious person. You live your life all the fuller because you got so close to not living at all. After all, if you have been given a second chance, why not?</text:p>
      <text:p text:style-name="Text_20_body">But still, there’s that second option: you become consumed by fear. You freeze up and do not leave the house. Any potential source of death is a thing to become avoided.<text:note text:id="ftn13" text:note-class="footnote"><text:note-citation>14</text:note-citation><text:note-body><text:p text:style-name="Footnote">It need not be permanent, of course. When the me who I was died and I lived my intercalary life, terror filled me, yes, but not for long. Matthew died, and I was nothing but fear for years, and then Madison was born, replacing fear.</text:p></text:note-body></text:note></text:p>
      <text:p text:style-name="Text_20_body">This is no value judgement. To be consumed by fear after having your own mortality stand up before you, sneer down its nose, and give you a playful shove bears no shame. It is an honest acceptance of who you are in the face of the enormity of the universe.</text:p>
      <text:p text:style-name="Text_20_body">And sure, it might be a spectrum, and there’s probably that absolute midpoint where there is no change. You make it through that brush with death and come out the other side precisely the same as you were before. There is terror in this prospect, that death might be so overwhelming that there is nothing you can do but wrap that experience up in butcher paper, tie it with twine, and set it up in the attic.</text:p>
      <text:p text:style-name="Text_20_body">Alter argues that the names that Job gives his new daughters points to a change. “The writer may have wanted to intimate that after all Job’s suffering, which included hideous disfigurement and violent loss, a principle of grace and beauty enters his life in the restoration of his fortunes.” (Alter 2019, 579) This is indeed a beautiful take on it, too. Job comes out the other side and names his daughters after growing things, beautiful things. Dove and Cinnamon and Horn of Eyeshade, the most beautiful in the land and a sign of Job’s joy in living.<text:note text:id="ftn14" text:note-class="footnote"><text:note-citation>15</text:note-citation><text:note-body><text:p text:style-name="Footnote">One worries, however, that this is not what happened. Folktales are folktales and there is only so much we can tease out of the text itself. That Job names his daughters and lives another 140 years before dying of old age provides little enough context as to his state of mind. We, of course, have other resources. The Anglicans have their three-legged stool — scripture, tradition, reason — and the Methodists their Wesleyan quadrilateral — which adds ‘experience’ — and so we have at our disposal tradition, reason, and experience beyond just the scripture itself.</text:p></text:note-body></text:note></text:p>
      <text:p text:style-name="Text_20_body">The Book of Job asks a question. It is the question of theodicy: "why is there suffering in the world?" How could a God who is omnicient, omnipotent, and omnibenevolent allow suffering to happen? If He is all-knowing and all-powerful, can he be all-good if he allows life to suffer? If he is all-knowing and all-good, can he not stop the suffering?</text:p>
      <text:p text:style-name="Text_20_body">So far, however, we have just looked at the framing device. It raises the question while glossing over the answer itself, waving it away in favor of allowing Job to come out all the better in the end. Happily-ever-afters are for folktales, yes, but our folktale occupies only 1/14th of the book itself. What remains is the denser part and, should we see change in Job, it is perhaps here that we will.</text:p>
      <text:h text:style-name="Heading_20_1" text:outline-level="1"><text:bookmark-start text:name="interpolations"/>Interpolations<text:bookmark-end text:name="interpolations"/></text:h>
      <text:p text:style-name="First_20_paragraph">Allow a small diversion.</text:p>
      <text:p text:style-name="Text_20_body">It is important to reckon with two interpolations within the text that appear to be later additions, and it would be nice to address these before coming to the text that they interrupt.</text:p>
      <text:p text:style-name="Text_20_body">The first interpolation is that of a poem that comprises the entirety of chapter 28. The poem takes the form of a Hymn to Wisdom that Alter describes as “a fine poem in its own right, but one that expresses a pious view of wisdom as fear of the Lord that could scarcely be that of Job”. (Alter 2019, 458)</text:p>
      <text:p text:style-name="Text_20_body">The NOAB, however, suggests an additional interpretation of the Hymn to Wisdom, which is that it may have originally been the conclusion of Elihu’s speech. For evidence, they mention that this topic, the elevation of wisdom, feels familiar to those chapters of Elihu’s, wherein the youngster harps on the topic of wisdom and knowledge at length. Additionally, the editors note the similarity in the final verse of the Hymn, “And he said to humankind,”Truly the fear of the Lord, that is wisdom; and to depart from evil is understanding” ” (Job 28:28, NRSV) closely echoes Elihu’s final words as they stand: “Therefore mortals fear him; he does not regard any who are wise in their own conceit.” (Job 37:24, NRSV)</text:p>
      <text:p text:style-name="Text_20_body">The hymn itself is a respectable piece of poetry. It begins in a roundabout way, discussing the acquisition of physical wealth. It describes the ways in which gold and silver are extracted from the earth and copper smelted from ore. It describes paths unseen by beast, ones that require work to acquire. Throughout these few verses (1–11) runs a very clear directionality. From the start, they are heading <text:span text:style-name="T1">towards</text:span> something. They are pointing <text:span text:style-name="T1">at</text:span> something. Verse 12 illuminates: “But wisdom, where is it found, and where is the place of discernment?” (Job 28:12, Alter)</text:p>
      <text:p text:style-name="Text_20_body">Certainly not beneath the earth! If Qohelet<text:note text:id="ftn15" text:note-class="footnote"><text:note-citation>16</text:note-citation><text:note-body><text:p text:style-name="Footnote">That is, the teacher in Ecclesiastes.</text:p></text:note-body></text:note> has taught us anything, it is that. Wisdom abides despite toil, despite merriment, despite even riches.</text:p>
      <text:p text:style-name="Text_20_body">In fact, though many of the same ideas within the hymn are also there in Ecclesiastes, those in the latter tend to be more refined, more fleshed out. This might be due to the later date of composition of the former, but may also be due to the context of the book and the interpolated nature of the hymn. The author of the hymn views wisdom as an ephemeral concept. It is not something that can be held or perceived by man, or, indeed, life itself: "It is hidden from the eye of all living" (Job 28:21, Alter). Even other abstract (though often personified) concepts seem to have difficulty with it: "Perdition and Death have said, "With our own ears we have heard its rumor."" (Job 28:22, Alter)</text:p>
      <text:p text:style-name="Text_20_body">Qohelet, on the other hand, has a much more grounded view. He says that wisdom is one of those things that you gain by experiencing, something that abides through all of the ups and downs in your life and is only ever strengthened. This is not to say that he is in any way upbeat, however. Wisdom, folly, riches, merriment, these all will go with you to the grave. They, too, will be meaningless.</text:p>
      <text:p text:style-name="Text_20_body">That is, until, one gets to the end of Ecclesiastes. The second half of chapter 12 is, per Alter, likely an interpolation of its own, where an epilogist rounds out the remainder of the book with some sounder, more conventional piety. “The last word, all being heard: fear God and keep His commands, for that is all humankind. Since every deed will God bring to judgment, for every hidden act, be it good or Evil” (Job 12:13-14, Alter) echoes the end of the hymn, which puts it, “Look, fear of the master, that is wisdom, and the shunning of evil is insight.”</text:p>
      <text:p text:style-name="Text_20_body">Both of these interpolations seem to be taking the raw feelings of the authors of Job and Ecclesiastes and trying to soften them, shaving off all those coarse edges.</text:p>
      <text:p text:style-name="Text_20_body">In Job we have a man striving to be heard by God Himself, and in Ecclesiastes, we have a teacher who is bordering on nihilism,<text:note text:id="ftn16" text:note-class="footnote"><text:note-citation>17</text:note-citation><text:note-body><text:p text:style-name="Footnote">It occurs to me that perhaps one outcome for Job is that <text:span text:style-name="T1">he</text:span> becomes Qohelet. Can one imagine going through the events of Job and not coming away with at least a little bit of nihilism? A little bit more stoic than when one went in? Your family dies. Your livelihood is stripped away. You sit in the pit of ashes with lesions all over your body, and then God comes down in his whirlwind and fixes it all for you. You look back on all of your piety, you look back on all of your wealth, and suddenly yes, it is all a chasing after the wind.</text:p></text:note-body></text:note> yet both of these editors are trying to fit these texts into the context of a tradition that, while it does include (and even encourage) the capacity to call God to account and to feel that certain sense of nihilism, would still appreciate a somewhat more positive view within its scripture.</text:p>
      <text:p text:style-name="Text_20_body">The second of these interpolations is the Elihu’s speech — and, indeed, the entire character of Elihu, who is never mentioned outside his own chapters<text:note text:id="ftn17" text:note-class="footnote"><text:note-citation>18</text:note-citation><text:note-body><text:p text:style-name="Footnote">I think we all must have one, an Elihu. One of those people who enters our lives seemingly at random, sticks around for a while, speaking a little too loud and a little too long, and then leaves again, leaving nothing but a sour taste in the mouth and a sense of bafflement. I know that I have one, though they’re back in my past. They slipped in sometime around 2011 or so, perhaps 2010, a friend of a friend at first, and then perhaps a friend, and then disappeared in a huff sometime early on in 2012. Said huff took the form of a few sanctimonious statements that left me so in doubt of my identity that my transition was delayed by at least a year, easy. All that came before my intercalary years, and doubtless contributed to the death of Matthew.</text:p></text:note-body></text:note> — in chapters 32–37. Alter holds a particularly dim view of Elihu, stating, “At this point, in the original text, the Lord would have spoken out from the whirlwind, but a lapse in judgment by an ancient editor postponed that brilliant consummation for six chapters in which the tedious Elihu is allowed to hold forth.” (Alter 2019, 460) Few seem convinced that the character and his speeches are from the original text. The NOAB, notably bearish on the whole Bible, agrees that this may indeed be the case, though it does so with a sigh and a tone of resignation, adding, “In any case, the Elihu speeches are part of the book we now have”, (Coogan 2018, 767) with Greenstein echoing that sigh: “Even if, as most scholars think today, the Elihu chapters were added belatedly, they form part of the biblical book.” (Greenstein 2019, 22)</text:p>
      <text:p text:style-name="Text_20_body">The editors of the NOAB offer additional insight, that Elihu’s speeches may have simply been shuffled out of order (a problem elsewhere in the text) and that his speeches may have originally come after the final of Job’s three friends’ speeches after chapter 27. This both lends credence to the Hymn to Wisdom in chapter 28 being the conclusion of his own speech and ensures that God replies to Job immediately after <text:span text:style-name="T1">his</text:span> final speech rather than after Elihu’s, which would better fit the structure of the book. There is no reason it cannot be both, of course; the two additions could have been both interpolations and inserted out of order through some mix-up or whim in an early editor’s haste.</text:p>
      <text:p text:style-name="Text_20_body">Indeed, Greenstein suggests that this goes even deeper: that much of the text from chapter 24 through chapter 28 may be jumbled due to this process of interpolation. This would include the Elihu interpretation around the Hymn to Wisdom.“I would explain this phenomenon by observing that toward the end of chapter 24 is a later insertion and that a roll of papyrus pages would have had to have been taken apart in order to insert the Elihu discourses, which include, I am convinced, chapter 28.” (Greenstein 2019, 28) In the connection of the Hymn to Wisdom to Elihu, he is of one mind with the NOAB; indeed, in his reordered translation of the Book of Job, the Hymn is placed at the end of Elihu’s speeches. He, however, disagrees with the potential interpolation of Elihu before Job’s final speech, saying, “The motive for inserting Elihu into this point in the dialogues, just preceding the deity’s speeches (chapters 38–41), is apparent. The divine discourses dwell on God’s power and majesty, not on his justice or concern for humanity—which are the elements Job has been seeking.”<text:note text:id="ftn18" text:note-class="footnote"><text:note-citation>19</text:note-citation><text:note-body><text:p text:style-name="Footnote">“They form a part of the biblical book, they form a part of the biblical book,” I repeat to myself, a mantra to the fact that this is the life we have. This is the death of Matthew and birth of Madison that I got, even if it isn’t really the one I wanted, even if I could have transitioned earlier if it weren’t for the guilt and weight of so many Elihus.</text:p></text:note-body></text:note> (Greenstein 2019, 183) Remember well this disagreement about a remembered text: it will bear fruit soon.</text:p>
      <text:p text:style-name="Text_20_body">All this to say that Elihu presents a departure from the rest of the book.</text:p>
      <text:p text:style-name="Text_20_body">As the framing device draws to a close, we are introduced to three of Job’s friends: Eliphaz the Temanite, Bildad the Shuhite, and Zophar the Naamathite. All three are presented as Job’s contemporaries. They are wise, they are learned. They have, we can guess, known him for years now. These three friends have seen a lot with Job, rejoiced with him, wept with him, much as they do in the introduction.</text:p>
      <text:p text:style-name="Text_20_body">Job and his friends have three rounds of arguments, which shall be covered soon, and then, beginning in chapter 32, Elihu is introduced out of nowhere. “So these three men ceased to answer Job, because he was righteous in his own eyes.”<text:note text:id="ftn19" text:note-class="footnote"><text:note-citation>20</text:note-citation><text:note-body><text:p text:style-name="Footnote">Did they give up? Did they see that Job was starting to change, was starting to stand up for himself, and realize that hey, maybe this was for the best? It seems deeper than simply winning an argument.</text:p></text:note-body></text:note> (Job 32:1, NRSV)</text:p>
      <text:p text:style-name="Text_20_body">It is interesting to note the differences in tradition, here. Alter has “because he was right in his own eyes” but offers no note as to why, which is a little disappointing. JPS (“for he considered himself right” (Job 32:1, JPS)) and Greenstein (“since in his own eyes he was right and just” (Job 32:1, Greenstein)) agree. All three of these are Jewish sources.</text:p>
      <text:p text:style-name="Text_20_body">Christian sources, however, all lean on righteous, while the HCSB, NIV, and KJV having identical wording for that phrase. This colors the meaning, does it not? Alter, JPS, and Greenstein describe Elihu as being angry because he is declaring himself more right than God, whereas the Christian sources all interpret the text as Job justifying himself <text:span text:style-name="T1">rather than</text:span> God. Interestingly, the 2001 translation of the Septuagint has Elihu upset that Job is “declaring himself righteous before God” (Job 32:2, Septuagint 2001), a sense of uncolored plainness that is missing from the other translations. In this case, Elihu is seemingly upset at Job for being upset.<text:note text:id="ftn20" text:note-class="footnote"><text:note-citation>21</text:note-citation><text:note-body><text:p text:style-name="Footnote">And here our very own Elihus return. They return and they roll their eyes and stand, arms akimbo, before us. Why are you angry? Why are you crying? Who cares if you’re right? They are in the position of authority, are they not? Get it together.</text:p></text:note-body></text:note></text:p>
      <text:p text:style-name="Text_20_body">If you will forgive further discursion, the next verse is all over the place in translation. KJV and NIV suggest that Elihu is upset at Job’s friends because they couldn’t find any fault in Job but still condemned him. JPS agrees, but uses ‘merely’ before ‘condemn’ which adds a value judgement. Alter has him upset because Job’s friends couldn’t show Job to be guilty. Though it is difficult to pin down why, Alter posits that Elihu is angry at Job’s friends because they just couldn’t actually find a way to condemn him: “because they had not found an answer that showed Job guilty” (Job 32:3, Alter) (a sentiment echoed in the footnotes for verse 13: “In attributing this statement to the three reprovers, Elihu shows them admitting the failure of their own arguments.” (Alter 2019, 548)), while the NRSV walks the middle path with “because they had found no answer, though they had declared Job to be in the wrong.” (Job 32:3, NRSV)</text:p>
      <text:p text:style-name="Text_20_body">Weinberger continues to be relevant: “[…] translation is more than a leap from dictionary to dictionary; it is a reimagining of the poem.” (Weinberger and Paz 2016, 46)</text:p>
      <text:p text:style-name="Text_20_body">This is where we leave off, and then this youngster, this whippersnapper, this upstart Elihu picks up.</text:p>
      <text:p text:style-name="Text_20_body">“I am young in years, and you are aged. Therefore I was awed and feared to speak my mind with you,” (Job 32:6, Alter) he begins, and we are off to the races, or at least some brash exhortations to wisdom. Jobs friends may have left off on their attempts to convince him of some perhaps-guilt, but Elihu does not: “And I attended to you, and, look, Job has no refuter, none to answer his talk among you.” (Job 32:12, Alter) Were it not for the (admittedly quite beautiful) poetic form of Elihu’s speeches, he would be beyond tiresome. He goes on for more than a chapter simply talking about how he is going to answer Job before he actually does so. He is going to talk. He is going to get there eventually. He will speak.<text:note text:id="ftn21" text:note-class="footnote"><text:note-citation>22</text:note-citation><text:note-body><text:p text:style-name="Footnote">The NRSV has the unique wording “See, I open my mouth; the tongue in my mouth speaks.” (Job 33:2, NRSV) In a post-<text:span text:style-name="T1">Alien</text:span> world, this brings to mind some smaller mouthrebuking him.</text:p></text:note-body></text:note> Verse after verse of promises.</text:p>
      <text:p text:style-name="Text_20_body">Tiresome as he is, and despite the non-sequitur nature of his speeches, his language remains beautiful, and he does at points reinforce the point mentioned in the epigraph: Job questions God as to why it is that his world has become so miserable, and God cannot but reply with an exclamation that this world is far stranger, far worse and far better, than any man, no matter how righteous could hope to understand.</text:p>
      <text:p text:style-name="P3">Why do you contend with Him,<text:line-break/>if He answers not all of man’s words?<text:line-break/>For God speaks in one way<text:line-break/>or in two, and no one perceives Him:<text:line-break/>In a dream, a night’s vision,<text:line-break/>when slumber falls upon men,<text:line-break/>in sleep upon their couch<text:line-break/>Then He lays bare the ear of men,<text:line-break/>and terrifies them with reproof,<text:line-break/>to make humankind swerve from its acts</text:p>
      <text:p text:style-name="P3">(Job 33:13–17, Alter)</text:p>
      <text:p text:style-name="First_20_paragraph">This unspoken and unspeakable, unknown and unknowable language is the only way we can possibly move within the world under the guidance of God.<text:note text:id="ftn22" text:note-class="footnote"><text:note-citation>23</text:note-citation><text:note-body><text:p text:style-name="Footnote">Surely process theologians bridle. Non-temporal, unchanging, and unaffected by the world? Perilously close to transcendental thought. But we must remember: Elihu is wrong.</text:p></text:note-body></text:note></text:p>
      <text:p text:style-name="Text_20_body">Here, however, he falls back into the common theme of Job’s reprovers, that he surely must have done something wrong that he feels the need to call for an advocate before God.<text:note text:id="ftn23" text:note-class="footnote"><text:note-citation>24</text:note-citation><text:note-body><text:p text:style-name="Footnote">An ally and not an adversary, perhaps.</text:p></text:note-body></text:note> “For a man’s acts He pays him back, and by a person’s path He provides him,” Elihu reasons.</text:p>
      <text:p text:style-name="Text_20_body">Strangely, Elihu, for all his talk on wisdom, seems to lack the wisdom required to understand the first part of his proposition, that the workings of God are so far beyond human understanding that we cannot know them well enough to call Him to account for his actions. He immediately falls back on the comforting assertion that cause must precede effect. Of <text:span text:style-name="T1">course</text:span> Job is experiencing such hardships! If he is experiencing such effects, then there must be a cause, and that cause must be the most rational one: an offense against God.</text:p>
      <text:p text:style-name="Text_20_body"><text:span text:style-name="T1">We</text:span> know that it’s much more complex.<text:note text:id="ftn24" text:note-class="footnote"><text:note-citation>25</text:note-citation><text:note-body><text:p text:style-name="Footnote">As it always is.</text:p></text:note-body></text:note> We have the benefit of the framing device to keep in mind. Elihu speaks of wisdom yet lacks the knowledge. He can claim to have one and yet still not know that he lacks the other.</text:p>
      <text:p text:style-name="Text_20_body">More, however, Elihu seems quite upset with the ways in which he perceives Job questioning authority. This comes up several times during his speeches:</text:p>
      <text:list text:style-name="L1">
        <text:list-item>
          <text:p text:style-name="P4">For Job has said, “I’m in the right, and God has diverted my case. He lies about my case, I’m sore-wounded from His shaft for no crime.”<text:note text:id="ftn25" text:note-class="footnote"><text:note-citation>26</text:note-citation><text:note-body><text:p text:style-name="Footnote">A twisting of words, but a subtle one. Job says that he believes himself innocent and would like for God to come and account for His actions. Alas, accurate representation never stood between Elihu and a quip.</text:p></text:note-body></text:note> (Job 34:5-6, Alter)</text:p>
        </text:list-item>
        <text:list-item>
          <text:p text:style-name="P4">Should He by your dictates mete out justice, for it is you who reject or choose, not I? And what do you know? — speak. (Job 34:33, Alter)</text:p>
        </text:list-item>
        <text:list-item>
          <text:p text:style-name="P4">Is this what you count as justice, you say “I am more right than God”? (Job 35:2, Alter)</text:p>
        </text:list-item>
        <text:list-item>
          <text:p text:style-name="P4">Who has assigned Him His way, and who has said, “You have done wrong”?<text:note text:id="ftn26" text:note-class="footnote"><text:note-citation>27</text:note-citation><text:note-body><text:p text:style-name="Footnote">A familiar enough argument against transition.There is a whole slew of responses to this, many of which lean heavily on <text:span text:style-name="T1">b’tzelem Elohim</text:span>, made in the image of God. For instance, the story of Rabbi Elazar, who, when greeted by an ‘excedingly ugly person’, insulted him, to which the man replied, “go and say to the Craftsman Who made me: How ugly is the vessel you made.” (Taanit 20a:16-20b:3). Or, for a more recent example, “God blessed me by making me transsexual for the same reason God made wheat but not bread and fruit but not wine, so that humanity might share in the act of creation.” (Ortberg 2020)</text:p></text:note-body></text:note> (Job 36:23, Alter)</text:p>
        </text:list-item>
      </text:list>
      <text:p text:style-name="First_20_paragraph">And on and on.<text:note text:id="ftn27" text:note-class="footnote"><text:note-citation>28</text:note-citation><text:note-body><text:p text:style-name="Footnote">And they do go on, do they not?</text:p></text:note-body></text:note></text:p>
      <text:p text:style-name="Text_20_body">That transcendental estimation of God peeks through here and there (“Why, exalted is God, and we know not, the humber of His years is unfathomed,” Elihu admits. (Job 36:26, Alter)), but he’s constantly interrupting himself with exhortations to Job that, because he cannot possibly understand God, he should stop trying.</text:p>
      <text:p text:style-name="Text_20_body">Elihu’s speech ends quite abruptly, but such is the nature of interpolations. We are left discomfited by the disjoint narrative, gritting our teeth and tensing before our books as Elihu leaves off only for God to speak. If we are to take the NOAB editor’s suggestion and move Elihu back to before the Hymn to Wisdom, to make that hymn his rather than Job’s, then this greatly smooths things out, but again, as they say, this is the book we are left with now, and that discomfort, that tension is now part of the canon. Without it, this book would not be Job. All stories are perforce interpolations within real events, this essay began, and we cannot change the canon of Job any more easily than we can change the canon of our lives.<text:note text:id="ftn28" text:note-class="footnote"><text:note-citation>29</text:note-citation><text:note-body><text:p text:style-name="Footnote">And perhaps this is why I can’t let go of that time, that version of me who died and the intercalary years that followed. There’s no way for me to sort them into some handier spot. I can’t move my recognition of my transness from after university to before high school. I can’t change how I acted then, how I responded. Transition is a story, stories are interpolations, and this is the canon I’ve got.</text:p></text:note-body></text:note></text:p>
      <text:h text:style-name="Heading_20_1" text:outline-level="1"><text:bookmark-start text:name="friends-and-friends"/>Friends and “Friends”<text:bookmark-end text:name="friends-and-friends"/></text:h>
      <text:p text:style-name="First_20_paragraph">How do we remember the past? How do we remember all of those countless conversations that make up our friendships, our relationships, our enmities? How do we remember the past?</text:p>
      <text:p text:style-name="Text_20_body">The Book of Job remembers it through just the discourses. It remembers entire conversations, entire histories of friendship, through the lens of those two weeks Job spent in the cold firepit, covered with ashes and sores. It remembers them all through discourses and speeches and prayers.<text:note text:id="ftn29" text:note-class="footnote"><text:note-citation>30</text:note-citation><text:note-body><text:p text:style-name="Footnote">I know, for instance, that my conversations with my husband around transition were many and scattered. We would chat over dinner, or we would talk on that horrifyingly yellow couch that he’d inherited about the fact that I was feeling strange about all these different aspects of identity. But you know what I remember? I remember sitting on that couch and talking in well-formed sentences, in paragraphs and essays, about why it was that I felt like the body I had and the body I <text:span text:style-name="T1">had</text:span> overlapped incompletely, or I remember sitting on one of the dining table chairs turned to face the living room in a skirt I had made for myself, explaining to him that I felt like a part of me died when Margaras did.</text:p><text:p text:style-name="Footnote">These were almost certainly conversations. They were full of filled pauses and the backtracking failures of speech that come with just plain chatting, but that’s not what I remember. I remember discourses and speeches and prayers.</text:p></text:note-body></text:note> Perhaps strangest of all, though, it remembers them disjoint and out of order.</text:p>
      <text:p text:style-name="Text_20_body">Edward L. Greenstein discusses the transpositions, interpositions, and interpolations that go into the book of Job. Take, for instance, Job’s first speech. ((end with vision such that Eliphaz can reference it, despite no one else mentioning that.))</text:p>
      <text:h text:style-name="Heading_20_1" text:outline-level="1"><text:bookmark-start text:name="the-elevation-of-unknown-things"/>The Elevation of Unknown Things<text:bookmark-end text:name="the-elevation-of-unknown-things"/></text:h>
      <text:p text:style-name="First_20_paragraph">((God comes down, Job’s three friends forgive him, in a way, yet Elihu is not mentioned.<text:note text:id="ftn30" text:note-class="footnote"><text:note-citation>31</text:note-citation><text:note-body><text:p text:style-name="Footnote">I’ve heard said in the past that "forgiveness is releasing the hope for a better past" (Wakefield 2010) but it’s more complicated than that, isn’t it? That quote itself is more complicated than that:</text:p><text:p text:style-name="P5">There are ways around being the go-to person<text:line-break/>even for ourselves<text:line-break/>even when the answer is clear<text:line-break/>clear like the holy water Gentiles would drink<text:line-break/>before they realized<text:line-break/>forgiveness is the release of all hope for a better past</text:p><text:p text:style-name="Footnote">Primed as we are to take text out of context, wrap our own needs around it, and pretend that it is in all ways applicable to all situations (for did I not already bring up mistaking accidental, individual symbols for universal ones?), it’s so easy to misremember that the better past we hope for is just some dream, some thing we cling to long after the us that lived that past has died.</text:p><text:p text:style-name="Footnote">Who knows if I was the go-to person, the punching bag for my Elihu, the object of their simple angers? Who knows if they remember me? They cut contact, without telling me, without telling me why, and who knows if they even know the reason?</text:p><text:p text:style-name="Footnote">Who cares, other than me?</text:p></text:note-body></text:note>))</text:p>
      <text:h text:style-name="Heading_20_1" text:outline-level="1"><text:bookmark-start text:name="should-all-things-be-known"/>Should All Things be Known<text:bookmark-end text:name="should-all-things-be-known"/></text:h>
      <text:p text:style-name="First_20_paragraph">There is a point of least faith. This is the minimum amount of faith required to simply get by in the world. The word ‘faith’, here, is specifically left lowercase:<text:note text:id="ftn31" text:note-class="footnote"><text:note-citation>32</text:note-citation><text:note-body><text:p text:style-name="Footnote">However terrifying this large a concept may be, as True Name would have it:</text:p><text:p text:style-name="P6">But what does it mean to believe in something like [the irreversibility of time]? Or the sanctity of life or love or art? Or God, for that matter? ‘Belief’ as a word is a stand-in for a concept so broad as to be to be intimidating or impossible. One may say as Blake did, “For everything that lives is holy”, but encompassing that within one’s mind is truly terrifying.</text:p>
<text:p text:style-name="P6">(Scott-Clary 2023)</text:p></text:note-body></text:note>faith in God, perhaps, but faith that the world will get better? Faith that the next breath will come, that you and the world in which you exist are compossible?</text:p>
      <text:p text:style-name="Text_20_body">This point implies for some an ideal of least faith: that one should strive to live their life taking the least number of things on faith as possible, that to rely too much on faith becomes a fault. For others, it is a principle of least faith: it is an intrinsic property that we tend towards the least amount of faith required to live, as is evidenced by the ever-increasing understanding of the world around ourselves.</text:p>
      <text:p text:style-name="Text_20_body">And, perhaps because of that principle, this point of least faith is always shifting, trending usually downwards — though some discoveries, if they are to be believed, may make that line tick upwards. Every day, we drift towards some point at which all things may be known.</text:p>
      <text:section text:name="refs">
        <text:section text:name="ref-alter">
          <text:p text:style-name="Text_20_body">Alter, Robert (Trans.). 2019. <text:span text:style-name="T1">The Hebrew Bible</text:span><text:note text:id="ftn32" text:note-class="footnote"><text:note-citation>33</text:note-citation><text:note-body><text:p text:style-name="Footnote"><text:span text:style-name="T1">Denoted </text:span><text:span text:style-name="T1">Alter</text:span><text:span text:style-name="T1"> when verses are quoted.</text:span></text:p></text:note-body></text:note>. W. W. Norton &amp; Company.</text:p>
        </text:section>
        <text:section text:name="ref-apocrypals">
          <text:p text:style-name="Text_20_body">Cereno, Benito, and Chris Sims. 2022. “Ep. 101: The Apocrypals Solve Theodicy.” <text:span text:style-name="T1">Apocrypals</text:span>. <text:a xlink:type="simple" xlink:href="https://apocrypals.libsyn.com/101-the-apocrypals-solve-theodicy-the-book-of-job" office:name=""><text:span text:style-name="Definition">https://apocrypals.libsyn.com/101-the-apocrypals-solve-theodicy-the-book-of-job</text:span></text:a>.</text:p>
        </text:section>
        <text:section text:name="ref-intro-to-job">
          <text:p text:style-name="Text_20_body">Chesterton, G. K. 1929. “Introduction to the Book of Job.” <text:a xlink:type="simple" xlink:href="https://www.chesterton.org/introduction-to-job/" office:name=""><text:span text:style-name="Definition">https://www.chesterton.org/introduction-to-job/</text:span></text:a>.</text:p>
        </text:section>
        <text:section text:name="ref-noab">
          <text:p text:style-name="Text_20_body">Coogan, Michael D. (Ed.). 2018. <text:span text:style-name="T1">The New Oxford Annotated Bible with the Apocrypha, Fifth Edition</text:span><text:note text:id="ftn33" text:note-class="footnote"><text:note-citation>34</text:note-citation><text:note-body><text:p text:style-name="Footnote"><text:span text:style-name="T1">Denoted </text:span><text:span text:style-name="T1">NRSV</text:span><text:span text:style-name="T1"> when verses are quoted.</text:span></text:p></text:note-body></text:note>. Oxford University Press USA.</text:p>
        </text:section>
        <text:section text:name="ref-eeaao">
          <text:p text:style-name="Text_20_body">Daniels. 2022. “Everything Everywhere All at Once.” film.</text:p>
        </text:section>
        <text:section text:name="ref-b4np">
          <text:p text:style-name="Text_20_body">Enns, Pete, and Jared Byas. 2022. “Ep. 200: Does the Bible Still Matter?” <text:span text:style-name="T1">The Bible for Normal People</text:span>. <text:a xlink:type="simple" xlink:href="https://peteenns.com/episode-200-pete-enns-jared-byas-does-the-bible-still-matter/" office:name=""><text:span text:style-name="Definition">https://peteenns.com/episode-200-pete-enns-jared-byas-does-the-bible-still-matter/</text:span></text:a>.</text:p>
        </text:section>
        <text:section text:name="ref-greenstein">
          <text:p text:style-name="Text_20_body">Greenstein, Edward L. 2019. <text:span text:style-name="T1">Job: A New Translation</text:span><text:note text:id="ftn34" text:note-class="footnote"><text:note-citation>35</text:note-citation><text:note-body><text:p text:style-name="Footnote"><text:span text:style-name="T1">Denoted </text:span><text:span text:style-name="T1">Greenstein</text:span><text:span text:style-name="T1"> when verses are quoted.</text:span></text:p></text:note-body></text:note>. New Haven, CT: Yale University Press.</text:p>
        </text:section>
        <text:section text:name="ref-ortberg">
          <text:p text:style-name="Text_20_body">Ortberg, Daniel Mallory. 2020. <text:span text:style-name="T1">Something That May Shock and Discredit You</text:span>. Atria Books.</text:p>
        </text:section>
        <text:section text:name="ref-eigengrau">
          <text:p text:style-name="Text_20_body">Scott-Clary, Madison. 2020. <text:span text:style-name="T1">Eigengrau: Poems 2015–2020</text:span>. self published.</text:p>
        </text:section>
        <text:section text:name="ref-mitzvot">
          <text:p text:style-name="Text_20_body">———. 2023. <text:span text:style-name="T1">Mitzvot</text:span>. self published.</text:p>
        </text:section>
        <text:section text:name="ref-sefaria">
          <text:p text:style-name="Text_20_body">Sefaria. 1985. “The Jewish Bible and the William Davidson Talmud<text:note text:id="ftn35" text:note-class="footnote"><text:note-citation>36</text:note-citation><text:note-body><text:p text:style-name="Footnote">Denoted <text:span text:style-name="T1">JPS</text:span>, <text:span text:style-name="T1">Bava Batra</text:span>, and <text:span text:style-name="T1">Taanit</text:span> when verses are quoted.</text:p></text:note-body></text:note>.” <text:a xlink:type="simple" xlink:href="https://www.sefaria.org/" office:name=""><text:span text:style-name="Definition">https://www.sefaria.org/</text:span></text:a>.</text:p>
        </text:section>
        <text:section text:name="ref-septuagint">
          <text:p text:style-name="Text_20_body">Various. 2001. “The 2001 Translation<text:note text:id="ftn36" text:note-class="footnote"><text:note-citation>37</text:note-citation><text:note-body><text:p text:style-name="Footnote">Denoted <text:span text:style-name="T1">Septuagint 2001</text:span> when verses are quoted.</text:p></text:note-body></text:note>.” <text:a xlink:type="simple" xlink:href="https://2001translation.org/read/job" office:name=""><text:span text:style-name="Definition">https://2001translation.org/read/job</text:span></text:a>.</text:p>
        </text:section>
        <text:section text:name="ref-wakefield">
          <text:p text:style-name="Text_20_body">Wakefield, Buddy. 2010. “Hurling Crowbirds at Mockingbars (Hope Is Not a Course of Action).” <text:a xlink:type="simple" xlink:href="https://thenervousbreakdown.com/bwakefield/2010/01/hurling-crowbirds-at-mockingbars-hope-is-not-a-course-of-action/" office:name=""><text:span text:style-name="Definition">https://thenervousbreakdown.com/bwakefield/2010/01/hurling-crowbirds-at-mockingbars-hope-is-not-a-course-of-action/</text:span></text:a>.</text:p>
        </text:section>
        <text:section text:name="ref-wangwei">
          <text:p text:style-name="Text_20_body">Weinberger, Eliot, and Octavio Paz. 2016. <text:span text:style-name="T1">Nineteen Ways of Looking at Wang Wei: (With More Ways)</text:span>. New Directions Paperbook.</text:p>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adornments="Bold" style:font-family-generic="swiss" style:font-pitch="variable"/>
    <style:font-face style:name="Liberation Serif" svg:font-family="'Liberation Serif'" style:font-adornments="Regular" style:font-family-generic="roman" style:font-pitch="variable"/>
    <style:font-face style:name="Liberation Serif1" svg:font-family="'Liberation Serif'" style:font-adornments="Italic" style:font-family-generic="roman" style:font-pitch="variable"/>
    <style:font-face style:name="Lucida Sans Unicode" svg:font-family="'Lucida Sans Unicode'" style:font-family-generic="system"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200%" fo:text-indent="0.5in" style:auto-text-indent="false"/>
      <style:text-properties style:font-name="Liberation Serif" fo:font-family="'Liberation Serif'" style:font-style-name="Regular" style:font-family-generic="roman"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Liberation Sans"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75in" fo:margin-right="0.5in" fo:margin-top="0.1in" fo:margin-bottom="0.1in" style:contextual-spacing="false" fo:text-indent="0in" style:auto-text-indent="false"/>
      <style:text-properties style:font-name="Liberation Serif" fo:font-family="'Liberation Serif'" style:font-style-name="Regular" style:font-family-generic="roman" style:font-pitch="variabl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master-page-name="">
      <style:paragraph-properties fo:margin-left="0.1965in" fo:margin-right="0in" fo:line-height="150%" fo:text-indent="-0.1965in" style:auto-text-indent="false" style:page-number="auto" fo:padding="0.0201in" fo:border="none" text:number-lines="false" text:line-number="0" style:join-border="true"/>
      <style:text-properties style:font-name="Liberation Serif" fo:font-family="'Liberation Serif'" style:font-style-name="Regular" style:font-family-generic="roman"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fo:margin-top="0in" fo:margin-bottom="0.5in" style:contextual-spacing="false" fo:text-align="center" style:justify-single-word="false" style:page-number="auto"/>
      <style:text-properties style:font-name="Liberation Serif1" fo:font-family="'Liberation Serif'" style:font-style-name="Italic" style:font-family-generic="roman" style:font-pitch="variable"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line-height="200%"/>
      <style:text-properties style:font-name="Liberation Serif" fo:font-family="'Liberation Serif'" style:font-style-name="Regular" style:font-family-generic="roman" style:font-pitch="variable"/>
    </style:style>
    <style:style style:name="Title" style:family="paragraph" style:parent-style-name="Heading" style:next-style-name="Text_20_body" style:class="chapter" style:master-page-name="First_20_Page">
      <style:paragraph-properties fo:text-align="center" style:justify-single-word="false" style:page-number="auto"/>
      <style:text-properties style:font-name="Liberation Sans" fo:font-family="'Liberation Sans'" style:font-style-name="Bold" style:font-family-generic="swiss" style:font-pitch="variable"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Bibliography" style:family="paragraph" style:parent-style-name="Text_20_body">
      <style:paragraph-properties fo:margin-left="0.5in" fo:margin-right="0in" fo:text-indent="-0.5in"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87127" officeooo:paragraph-rsid="00187127"/>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cott-Clary / Seasons / <text:page-number text:select-page="current">14</text:page-number></text:p>
      </style:header>
      <style:footer>
        <text:p text:style-name="MP2"><text:page-number text:select-page="current">14</text:page-number><text:s/></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Elevation of Unknown Things</dc:title>
    <dc:description/>
    <dc:subject/>
    <meta:keyword/>
    <meta:initial-creator>Madison Scott-Clary</meta:initial-creator>
    <dc:creator>Madison Scott-Clary</dc:creator>
    <meta:creation-date>2022-05-30T05:52:07Z</meta:creation-date>
    <dc:date>2022-05-30T05:52:07Z</dc:date>
    <meta:user-defined meta:name="bibliography" meta:value-type="string">florilegium.bib</meta:user-defined>
    <meta:user-defined meta:name="nocite" meta:value-type="string"/>
  </office:meta>
</office:document-meta>
</file>